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9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0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officeooo:rsid="00653909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63f612" style:font-weight-asian="bold" style:font-weight-complex="bold"/>
    </style:style>
    <style:style style:name="T7" style:family="text">
      <style:text-properties officeooo:rsid="0068166f"/>
    </style:style>
    <style:style style:name="T8" style:family="text">
      <style:text-properties officeooo:rsid="0069e2ff"/>
    </style:style>
    <style:style style:name="T9" style:family="text">
      <style:text-properties officeooo:rsid="006c127e"/>
    </style:style>
    <style:style style:name="T10" style:family="text">
      <style:text-properties officeooo:rsid="006d3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Le</text:span> cours</text:p>
      <text:p text:style-name="P6"/>
      <text:p text:style-name="P6">Activité <text:s/><text:sequence text:ref-name="refDrawing0" text:name="Drawing" text:formula="ooow:Drawing+1" style:num-format="1">1</text:sequence> :</text:p>
      <text:p text:style-name="P1"/>
      <text:p text:style-name="P4">Définitions :</text:p>
      <text:p text:style-name="P4">- <text:span text:style-name="T6">A</text:span><text:span text:style-name="T5">mas galactique </text:span>: Ensemble de galaxies liées ensemble.</text:p>
      <text:p text:style-name="P4">- <text:span text:style-name="T6">Satellite </text:span><text:span text:style-name="T3">: </text:span><text:span text:style-name="T4">objet en orbite autour d'une planète.</text:span></text:p>
      <text:p text:style-name="P3"/>
      <text:p text:style-name="P3"/>
      <text:p text:style-name="P1">L'homme est sur <text:span text:style-name="T2">la planète </text:span>Terre, <text:span text:style-name="T2">qui </text:span>est dans <text:span text:style-name="T2">un système planétaire : </text:span>le Système Solaire, <text:span text:style-name="T2">qui est dans une galaxie : La voie Lactée, qui est dans un amas de galaxie qui est dans l'Univers observable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</meta:editing-duration>
    <meta:editing-cycles>18</meta:editing-cycles>
    <meta:generator>LibreOffice/7.0.4.2$Linux_X86_64 LibreOffice_project/00$Build-2</meta:generator>
    <meta:creation-date>2021-03-22T11:32:10.256620424</meta:creation-date>
    <meta:initial-creator>J Cercy</meta:initial-creator>
    <dc:date>2021-04-07T09:36:30.122424572</dc:date>
    <dc:creator>J Cercy</dc:creator>
    <meta:document-statistic meta:table-count="0" meta:image-count="0" meta:object-count="0" meta:page-count="1" meta:paragraph-count="6" meta:word-count="62" meta:character-count="341" meta:non-whitespace-character-count="284"/>
  </office:meta>
</office:document-meta>
</file>